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6cm" draw:marker-end-width="0.6cm" draw:textarea-horizontal-align="justify" draw:textarea-vertical-align="middle" draw:auto-grow-height="false" fo:min-height="2.75cm" fo:min-width="6.5cm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2_20_Dots_20_3_20_Dashes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width="0.1cm" draw:marker-start-width="0.6cm" draw:marker-end-width="0.6cm" draw:textarea-horizontal-align="justify" draw:textarea-vertical-align="middle" draw:auto-grow-height="false" fo:min-height="1.25cm" fo:min-width="2cm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cm" svg:x="1.5cm" svg:y="1.5cm">
          <text:p text:style-name="P1">AD F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cm" svg:x="1.5cm" svg:y="7cm">
          <text:p text:style-name="P1">AD Client</text:p>
          <text:p text:style-name="P1">(HyperV Serv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cm" svg:x="12.5cm" svg:y="7cm">
          <text:p text:style-name="P1">AD Client</text:p>
          <text:p text:style-name="P1">(HyperV VMs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5cm" svg:y1="7cm" svg:x2="8.5cm" svg:y2="4.5cm">
          <text:p/>
        </draw:line>
        <draw:line draw:style-name="gr2" draw:text-style-name="P2" draw:layer="layout" svg:x1="5cm" svg:y1="7cm" svg:x2="5cm" svg:y2="4.5cm">
          <text:p/>
        </draw:line>
        <draw:line draw:style-name="gr3" draw:text-style-name="P2" draw:layer="layout" svg:x1="12.5cm" svg:y1="8.5cm" svg:x2="8.5cm" svg:y2="8.5cm">
          <text:p/>
        </draw:line>
        <draw:custom-shape draw:style-name="gr1" draw:text-style-name="P1" draw:layer="layout" svg:width="7cm" svg:height="3cm" svg:x="12.5cm" svg:y="1.5cm">
          <text:p text:style-name="P1">AD Client</text:p>
          <text:p text:style-name="P1">(SQL Server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5cm" svg:y1="3cm" svg:x2="8.5cm" svg:y2="3cm">
          <text:p/>
        </draw:line>
        <draw:line draw:style-name="gr3" draw:text-style-name="P2" draw:layer="layout" svg:x1="8.5cm" svg:y1="7cm" svg:x2="12.5cm" svg:y2="4.5cm">
          <text:p/>
        </draw:line>
        <draw:custom-shape draw:style-name="gr4" draw:text-style-name="P1" draw:layer="layout" svg:width="2.5cm" svg:height="1.5cm" svg:x="1.5cm" svg:y="17.623cm">
          <text:p text:style-name="P1">VM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cm" svg:y1="18.123cm" svg:x2="15.5cm" svg:y2="18.123cm">
          <text:p text:style-name="P1"/>
          <text:p text:style-name="P1"/>
          <text:p text:style-name="P1">This VM AD setup depends on that VM</text:p>
        </draw:line>
        <draw:line draw:style-name="gr6" draw:text-style-name="P2" draw:layer="layout" svg:x1="11cm" svg:y1="20.623cm" svg:x2="15cm" svg:y2="20.623cm">
          <text:p text:style-name="P1"/>
          <text:p text:style-name="P1"/>
          <text:p text:style-name="P1"/>
          <text:p text:style-name="P1">This VM Applications uses</text:p>
          <text:p text:style-name="P1">That Vms applications</text:p>
        </draw:line>
        <draw:frame draw:style-name="gr7" draw:text-style-name="P3" draw:layer="layout" svg:width="2.115cm" svg:height="0.963cm" svg:x="1.5cm" svg:y="16cm">
          <draw:text-box>
            <text:p>KEY 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3M18S</meta:editing-duration>
    <meta:editing-cycles>4</meta:editing-cycles>
    <meta:generator>LibreOffice/5.0.0.4$Windows_x86 LibreOffice_project/cf112dc905650fb985306a7a03d2fe3fcc6c978f</meta:generator>
    <dc:date>2015-09-14T16:17:01.541000000</dc:date>
    <meta:document-statistic meta:object-count="13"/>
  </office:meta>
</office:document-meta>
</file>